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ffffcc" draw:textarea-horizontal-align="justify" draw:textarea-vertical-align="middle" draw:auto-grow-height="false" fo:min-height="1.669cm" fo:min-width="10.234cm" fo:padding-top="0.127cm" fo:padding-bottom="0.127cm" fo:padding-left="0.252cm" fo:padding-right="0.252cm"/>
    </style:style>
    <style:style style:name="gr2" style:family="graphic" style:parent-style-name="standard">
      <style:graphic-properties draw:stroke="none" draw:stroke-dash="_32__20_Dots_20_1_20_Dash" svg:stroke-width="0.305cm" svg:stroke-color="#000000" draw:marker-end="Arrowheads_20_2" draw:fill="none" draw:fill-color="#ffffff" draw:textarea-horizontal-align="left" draw:auto-grow-height="true" draw:auto-grow-width="true" fo:min-height="1.154cm" fo:min-width="8.633cm" fo:padding-top="0.277cm" fo:padding-bottom="0.277cm" fo:padding-left="0.402cm" fo:padding-right="0.402cm"/>
    </style:style>
    <style:style style:name="gr3" style:family="graphic" style:parent-style-name="standard">
      <style:graphic-properties draw:stroke="solid" draw:stroke-dash="_32__20_Dots_20_1_20_Dash" svg:stroke-width="0.102cm" svg:stroke-color="#000000" draw:marker-start-width="0cm" draw:marker-end="Arrowheads_20_2" draw:marker-end-width="0cm" draw:fill="solid" draw:fill-color="#729fcf" draw:textarea-horizontal-align="justify" draw:textarea-vertical-align="middle" draw:auto-grow-height="false" fo:min-height="4.6cm" fo:min-width="6.783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578cm" fo:min-width="1.98cm"/>
    </style:style>
    <style:style style:name="gr5" style:family="graphic" style:parent-style-name="standard">
      <style:graphic-properties draw:stroke="none" draw:stroke-dash="_32__20_Dots_20_1_20_Dash" svg:stroke-width="0.305cm" svg:stroke-color="#ffffff" draw:fill="none" draw:fill-color="#eeeeee" fo:min-height="2.113cm" fo:padding-top="0.277cm" fo:padding-bottom="0.277cm" fo:padding-left="0.402cm" fo:padding-right="0.402cm"/>
    </style:style>
    <style:style style:name="gr6" style:family="graphic" style:parent-style-name="objectwithoutfill">
      <style:graphic-properties draw:stroke="solid" draw:stroke-dash="_32__20_Dots_20_1_20_Dash" svg:stroke-width="0.051cm" svg:stroke-color="#000000" draw:marker-start-width="0cm" draw:marker-end="Arrow" draw:marker-end-width="0.536cm" draw:fill="none" draw:fill-color="#eeeee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ccffcc"/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eeeeee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44cm" svg:height="2.129cm" svg:x="1.864cm" svg:y="2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0.72cm" svg:height="1.708cm" svg:x="1.884cm" svg:y="3.185cm">
          <draw:text-box>
            <text:p text:style-name="P2"><text:span text:style-name="T1">Q(s,a0), <text:s/>Q(s,a1), <text:s/>Q(s, ...)</text:span></text:p>
          </draw:text-box>
        </draw:frame>
        <draw:custom-shape draw:style-name="gr3" draw:text-style-name="P5" draw:layer="layout" svg:width="7.387cm" svg:height="4.954cm" svg:x="3.587cm" svg:y="7.879cm">
          <text:p text:style-name="P4"><text:span text:style-name="T1">network</text:span></text:p>
          <text:p text:style-name="P4"><text:span text:style-name="T1">bod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958cm" svg:height="2.482cm" draw:transform="rotate (-0.00296705972839042) translate (4.738cm 15.6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4.079cm" svg:height="2.667cm" svg:x="5.173cm" svg:y="16.577cm">
          <draw:text-box>
            <text:p text:style-name="P7"><text:span text:style-name="T1">state</text:span></text:p>
          </draw:text-box>
        </draw:frame>
        <draw:line draw:style-name="gr6" draw:text-style-name="P9" draw:layer="layout" svg:x1="7.229cm" svg:y1="15.348cm" svg:x2="7.229cm" svg:y2="13.073cm">
          <text:p/>
        </draw:line>
        <draw:line draw:style-name="gr6" draw:text-style-name="P9" draw:layer="layout" svg:x1="7.229cm" svg:y1="7.58cm" svg:x2="7.229cm" svg:y2="5.305cm">
          <text:p/>
        </draw:line>
        <draw:frame draw:style-name="gr7" draw:text-style-name="P11" draw:layer="layout" svg:width="15.454cm" svg:height="2.14cm" svg:x="10.962cm" svg:y="16.5cm">
          <draw:text-box>
            <text:p text:style-name="P10"><text:span text:style-name="T2">InputLayer: batch of 4d feature vectors</text:span></text:p>
          </draw:text-box>
        </draw:frame>
        <draw:frame draw:style-name="gr7" draw:text-style-name="P11" draw:layer="layout" svg:width="14.224cm" svg:height="4.027cm" svg:x="11.962cm" svg:y="8.5cm">
          <draw:text-box>
            <text:p text:style-name="P10"><text:span text:style-name="T2">One or several linear layers</text:span></text:p>
            <text:p text:style-name="P10"><text:span text:style-name="T2">with nonlinearities</text:span></text:p>
            <text:p text:style-name="P10"><text:span text:style-name="T2"/></text:p>
            <text:p text:style-name="P10"><text:span text:style-name="T2">Please don’t use sigmoid/tanh</text:span></text:p>
          </draw:text-box>
        </draw:frame>
        <draw:frame draw:style-name="gr7" draw:text-style-name="P11" draw:layer="layout" svg:width="14.224cm" svg:height="2.14cm" svg:x="12.962cm" svg:y="2.9cm">
          <draw:text-box>
            <text:p text:style-name="P10"><text:span text:style-name="T2">A single linear (dense) layer</text:span></text:p>
            <text:p text:style-name="P10"><text:span text:style-name="T2">linear activation, n_actions unit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03:34:24.171006267</meta:creation-date>
    <dc:date>2018-01-02T03:43:20.987106076</dc:date>
    <meta:editing-duration>PT8M57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